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5.692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9.798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10.702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138cm" fo:break-before="auto" style:use-optimal-row-height="false"/>
    </style:style>
    <style:style style:name="ro3" style:family="table-row">
      <style:table-row-properties style:row-height="0.605cm" fo:break-before="auto" style:use-optimal-row-height="false"/>
    </style:style>
    <style:style style:name="ro4" style:family="table-row">
      <style:table-row-properties style:row-height="0.658cm" fo:break-before="auto" style:use-optimal-row-height="false"/>
    </style:style>
    <style:style style:name="ro5" style:family="table-row">
      <style:table-row-properties style:row-height="1.21cm" fo:break-before="auto" style:use-optimal-row-height="false"/>
    </style:style>
    <style:style style:name="ro6" style:family="table-row">
      <style:table-row-properties style:row-height="1.104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5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fo:background-color="#b4c7dc" fo:border="0.74pt solid #000000" style:rotation-align="none" style:vertical-align="middl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vertical-align="middle"/>
    </style:style>
    <style:style style:name="ce30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Editar Perfil'.B3">
          <table:error-message table:message-type="stop" table:display="true"/>
        </table:content-validation>
        <table:content-validation table:name="val2" table:condition="of:cell-content-text-length()&gt;=0" table:allow-empty-cell="true" table:base-cell-address="'Editar Perfil'.B17">
          <table:error-message table:message-type="stop" table:display="true"/>
        </table:content-validation>
      </table:content-validations>
      <table:table table:name="Editar Perfi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-group>
          <table:table-column table:style-name="co5" table:default-cell-style-name="ce2"/>
          <table:table-column table:style-name="co6" table:default-cell-style-name="ce2"/>
          <table:table-column table:style-name="co7" table:default-cell-style-name="ce2"/>
          <table:table-column table:style-name="co8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3" table:default-cell-style-name="ce2"/>
        <table:table-column table:style-name="co11" table:default-cell-style-name="ce2"/>
        <table:table-row table:style-name="ro1">
          <table:table-cell table:content-validation-name="val1" table:number-columns-repeated="3"/>
          <table:table-cell table:style-name="ce33" table:content-validation-name="val1"/>
          <table:table-cell table:style-name="ce32" table:content-validation-name="val1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36" table:content-validation-name="val1" office:value-type="string" calcext:value-type="string" table:number-columns-spanned="1" table:number-rows-spanned="8">
            <text:p>2. Identificar responsabilidades da LN</text:p>
          </table:table-cell>
          <table:table-cell table:style-name="ce36" table:content-validation-name="val1" office:value-type="string" calcext:value-type="string" table:number-columns-spanned="1" table:number-rows-spanned="8">
            <text:p>3. definir API (identificar oerações)</text:p>
          </table:table-cell>
          <table:table-cell table:style-name="ce36" table:content-validation-name="val1" office:value-type="string" calcext:value-type="string" table:number-columns-spanned="1" table:number-rows-spanned="8">
            <text:p><text:s/>4. identificar subsistemas (agrupar operações) </text:p>
          </table:table-cell>
          <table:table-cell table:content-validation-name="val1" table:number-columns-repeated="1016"/>
        </table:table-row>
        <table:table-row table:style-name="ro1">
          <table:table-cell table:content-validation-name="val1"/>
          <table:table-cell table:style-name="ce3" table:content-validation-name="val2" office:value-type="string" calcext:value-type="string" table:number-columns-spanned="2" table:number-rows-spanned="1">
            <text:p>USE CASE:</text:p>
          </table:table-cell>
          <table:covered-table-cell table:style-name="ce28" table:content-validation-name="val2"/>
          <table:table-cell table:style-name="ce21" table:content-validation-name="val2" office:value-type="string" calcext:value-type="string">
            <text:p>Editar perfil</text:p>
          </table:table-cell>
          <table:covered-table-cell table:style-name="ce53" table:content-validation-name="val1"/>
          <table:covered-table-cell table:style-name="ce56" table:content-validation-name="val1"/>
          <table:covered-table-cell table:number-columns-repeated="2" table:style-name="ce58" table:content-validation-name="val1"/>
          <table:table-cell table:content-validation-name="val1" table:number-columns-repeated="1016"/>
        </table:table-row>
        <table:table-row table:style-name="ro2">
          <table:table-cell table:content-validation-name="val1"/>
          <table:table-cell table:style-name="ce4" table:content-validation-name="val2" office:value-type="string" calcext:value-type="string" table:number-columns-spanned="2" table:number-rows-spanned="1">
            <text:p>DESCRIÇÃO:</text:p>
          </table:table-cell>
          <table:covered-table-cell table:style-name="ce28" table:content-validation-name="val2"/>
          <table:table-cell table:style-name="ce24" table:content-validation-name="val2" office:value-type="string" calcext:value-type="string">
            <text:p>Ator edita informações do seu perfil.</text:p>
          </table:table-cell>
          <table:covered-table-cell table:style-name="ce53" table:content-validation-name="val1"/>
          <table:covered-table-cell table:style-name="ce56" table:content-validation-name="val1"/>
          <table:covered-table-cell table:number-columns-repeated="2" table:style-name="ce58" table:content-validation-name="val1"/>
          <table:table-cell table:content-validation-name="val1" table:number-columns-repeated="1016"/>
        </table:table-row>
        <table:table-row table:style-name="ro1">
          <table:table-cell table:content-validation-name="val1"/>
          <table:table-cell table:style-name="ce5" table:content-validation-name="val2" office:value-type="string" calcext:value-type="string" table:number-columns-spanned="2" table:number-rows-spanned="2">
            <text:p>CENÁRIOS:</text:p>
          </table:table-cell>
          <table:covered-table-cell table:style-name="ce17" table:content-validation-name="val2"/>
          <table:table-cell table:style-name="ce38" table:content-validation-name="val2" office:value-type="string" calcext:value-type="string" table:number-columns-spanned="1" table:number-rows-spanned="2">
            <text:p><text:span text:style-name="T1">Cenário 1: </text:span><text:span text:style-name="T2">Um utilizador visualiza as suas informações de perfil e altera o seu </text:span><text:span text:style-name="T3">username.</text:span></text:p>
          </table:table-cell>
          <table:covered-table-cell table:style-name="ce53" table:content-validation-name="val1"/>
          <table:covered-table-cell table:style-name="ce56" table:content-validation-name="val1"/>
          <table:covered-table-cell table:number-columns-repeated="2" table:style-name="ce58" table:content-validation-name="val1"/>
          <table:table-cell table:content-validation-name="val1" table:number-columns-repeated="1016"/>
        </table:table-row>
        <table:table-row table:style-name="ro1">
          <table:table-cell table:content-validation-name="val1"/>
          <table:covered-table-cell table:style-name="ce6" table:content-validation-name="val2"/>
          <table:covered-table-cell table:style-name="ce31" table:content-validation-name="val2"/>
          <table:covered-table-cell table:style-name="ce41" table:content-validation-name="val2"/>
          <table:covered-table-cell table:style-name="ce53" table:content-validation-name="val1"/>
          <table:covered-table-cell table:style-name="ce56" table:content-validation-name="val1"/>
          <table:covered-table-cell table:number-columns-repeated="2" table:style-name="ce58" table:content-validation-name="val1"/>
          <table:table-cell table:content-validation-name="val1" table:number-columns-repeated="1016"/>
        </table:table-row>
        <table:table-row table:style-name="ro1">
          <table:table-cell table:content-validation-name="val1"/>
          <table:table-cell table:style-name="ce11" table:content-validation-name="val2" office:value-type="string" calcext:value-type="string" table:number-columns-spanned="2" table:number-rows-spanned="2">
            <text:p>PRÉ-CONDIÇÃO: </text:p>
          </table:table-cell>
          <table:covered-table-cell table:style-name="ce17" table:content-validation-name="val2"/>
          <table:table-cell table:style-name="ce24" table:content-validation-name="val2" office:value-type="string" calcext:value-type="string" table:number-columns-spanned="1" table:number-rows-spanned="2">
            <text:p>Ator tem sessão iniciada no sistema.</text:p>
          </table:table-cell>
          <table:covered-table-cell table:style-name="ce53" table:content-validation-name="val1"/>
          <table:covered-table-cell table:style-name="ce56" table:content-validation-name="val1"/>
          <table:covered-table-cell table:number-columns-repeated="2" table:style-name="ce58" table:content-validation-name="val1"/>
          <table:table-cell table:content-validation-name="val1" table:number-columns-repeated="1016"/>
        </table:table-row>
        <table:table-row table:style-name="ro1">
          <table:table-cell table:content-validation-name="val1"/>
          <table:covered-table-cell table:style-name="ce16" table:content-validation-name="val2"/>
          <table:covered-table-cell table:style-name="ce17" table:content-validation-name="val2"/>
          <table:covered-table-cell table:style-name="ce44" table:content-validation-name="val2"/>
          <table:covered-table-cell table:style-name="ce53" table:content-validation-name="val1"/>
          <table:covered-table-cell table:style-name="ce56" table:content-validation-name="val1"/>
          <table:covered-table-cell table:number-columns-repeated="2" table:style-name="ce58" table:content-validation-name="val1"/>
          <table:table-cell table:content-validation-name="val1" table:number-columns-repeated="1016"/>
        </table:table-row>
        <table:table-row table:style-name="ro1">
          <table:table-cell table:content-validation-name="val1"/>
          <table:table-cell table:style-name="ce23" table:content-validation-name="val2" office:value-type="string" calcext:value-type="string" table:number-columns-spanned="2" table:number-rows-spanned="2">
            <text:p>PÓS-CONDIÇÃO:</text:p>
          </table:table-cell>
          <table:covered-table-cell table:style-name="ce17" table:content-validation-name="val2"/>
          <table:table-cell table:style-name="ce30" table:content-validation-name="val2" office:value-type="string" calcext:value-type="string" table:number-columns-spanned="1" table:number-rows-spanned="2">
            <text:p>Sistema salva as informações de perfil alteradas na base de dados.</text:p>
          </table:table-cell>
          <table:covered-table-cell table:style-name="ce32" table:content-validation-name="val1"/>
          <table:covered-table-cell table:style-name="ce57" table:content-validation-name="val1"/>
          <table:covered-table-cell table:number-columns-repeated="2" table:style-name="ce36" table:content-validation-name="val1"/>
          <table:table-cell table:content-validation-name="val1" table:number-columns-repeated="1016"/>
        </table:table-row>
        <table:table-row table:style-name="ro1">
          <table:table-cell table:content-validation-name="val1"/>
          <table:covered-table-cell table:style-name="ce6" table:content-validation-name="val2"/>
          <table:covered-table-cell table:style-name="ce19" table:content-validation-name="val2"/>
          <table:covered-table-cell table:style-name="ce41" table:content-validation-name="val2"/>
          <table:table-cell table:style-name="ce54" table:content-validation-name="val1" table:number-columns-repeated="4"/>
          <table:table-cell table:content-validation-name="val1" table:number-columns-repeated="1016"/>
        </table:table-row>
        <table:table-row table:style-name="ro1">
          <table:table-cell table:content-validation-name="val1"/>
          <table:table-cell table:style-name="ce11" table:content-validation-name="val2" office:value-type="string" calcext:value-type="string" table:number-columns-spanned="2" table:number-rows-spanned="8">
            <text:p>FLUXO NORMAL:</text:p>
          </table:table-cell>
          <table:covered-table-cell table:style-name="ce17" table:content-validation-name="val2"/>
          <table:table-cell table:style-name="ce24" table:content-validation-name="val2"/>
          <table:table-cell table:style-name="ce54" table:content-validation-name="val1" table:number-columns-repeated="4"/>
          <table:table-cell table:content-validation-name="val1" table:number-columns-repeated="1016"/>
        </table:table-row>
        <table:table-row table:style-name="ro3">
          <table:table-cell table:content-validation-name="val1"/>
          <table:covered-table-cell table:style-name="ce6" table:content-validation-name="val2"/>
          <table:covered-table-cell table:style-name="ce19" table:content-validation-name="val2"/>
          <table:table-cell table:style-name="ce24" table:content-validation-name="val2" office:value-type="string" calcext:value-type="string">
            <text:p>1. Ator solicita edição do seu perfil.</text:p>
          </table:table-cell>
          <table:table-cell table:style-name="ce54" table:content-validation-name="val1" table:number-columns-repeated="4"/>
          <table:table-cell table:content-validation-name="val1" table:number-columns-repeated="1016"/>
        </table:table-row>
        <table:table-row table:style-name="ro4">
          <table:table-cell table:content-validation-name="val1"/>
          <table:covered-table-cell table:style-name="ce6" table:content-validation-name="val2"/>
          <table:covered-table-cell table:style-name="ce19" table:content-validation-name="val2"/>
          <table:table-cell table:style-name="ce24" table:content-validation-name="val2" office:value-type="string" calcext:value-type="string">
            <text:p>2. Sistema obtém as informações de perfil do Ator.</text:p>
          </table:table-cell>
          <table:table-cell table:style-name="ce54" table:content-validation-name="val1" table:number-columns-repeated="4"/>
          <table:table-cell table:content-validation-name="val1" table:number-columns-repeated="1016"/>
        </table:table-row>
        <table:table-row table:style-name="ro1">
          <table:table-cell table:content-validation-name="val1"/>
          <table:covered-table-cell table:style-name="ce6" table:content-validation-name="val2"/>
          <table:covered-table-cell table:style-name="ce19" table:content-validation-name="val2"/>
          <table:table-cell table:style-name="ce24" table:content-validation-name="val2" office:value-type="string" calcext:value-type="string">
            <text:p>3. Sistema mostra ao Ator as informações do seu perfil.</text:p>
          </table:table-cell>
          <table:table-cell table:style-name="ce54" table:content-validation-name="val1" table:number-columns-repeated="4"/>
          <table:table-cell table:content-validation-name="val1" table:number-columns-repeated="1016"/>
        </table:table-row>
        <table:table-row table:style-name="ro1">
          <table:table-cell table:content-validation-name="val1"/>
          <table:covered-table-cell table:style-name="ce6" table:content-validation-name="val2"/>
          <table:covered-table-cell table:style-name="ce19" table:content-validation-name="val2"/>
          <table:table-cell table:style-name="ce24" table:content-validation-name="val2" office:value-type="string" calcext:value-type="string">
            <text:p>4. Ator altera as informações que deseja.</text:p>
          </table:table-cell>
          <table:table-cell table:style-name="ce54" table:content-validation-name="val1" table:number-columns-repeated="4"/>
          <table:table-cell table:content-validation-name="val1" table:number-columns-repeated="1016"/>
        </table:table-row>
        <table:table-row table:style-name="ro1">
          <table:table-cell table:content-validation-name="val1"/>
          <table:covered-table-cell table:number-columns-repeated="2" table:style-name="Default" table:content-validation-name="val2"/>
          <table:table-cell table:style-name="ce24" table:content-validation-name="val2" office:value-type="string" calcext:value-type="string">
            <text:p>5. Ator solicita que as novas informações sejam salvas.</text:p>
          </table:table-cell>
          <table:table-cell table:style-name="ce54" table:content-validation-name="val1" table:number-columns-repeated="4"/>
          <table:table-cell table:content-validation-name="val1" table:number-columns-repeated="1016"/>
        </table:table-row>
        <table:table-row table:style-name="ro1">
          <table:table-cell table:content-validation-name="val1"/>
          <table:covered-table-cell table:number-columns-repeated="2" table:style-name="Default" table:content-validation-name="val2"/>
          <table:table-cell table:style-name="ce24" table:content-validation-name="val2" office:value-type="string" calcext:value-type="string">
            <text:p>6. Sistema salva as informações de perfil alteradas na base de dados.</text:p>
          </table:table-cell>
          <table:table-cell table:style-name="ce54" table:content-validation-name="val1" table:number-columns-repeated="4"/>
          <table:table-cell table:content-validation-name="val1" table:number-columns-repeated="1016"/>
        </table:table-row>
        <table:table-row table:style-name="ro1">
          <table:table-cell table:content-validation-name="val1"/>
          <table:covered-table-cell table:number-columns-repeated="2" table:style-name="Default"/>
          <table:table-cell table:style-name="ce24" table:content-validation-name="val2"/>
          <table:table-cell table:style-name="ce54" table:content-validation-name="val1" table:number-columns-repeated="4"/>
          <table:table-cell table:content-validation-name="val1" table:number-columns-repeated="1016"/>
        </table:table-row>
        <table:table-row table:style-name="ro1">
          <table:table-cell table:content-validation-name="val1"/>
          <table:table-cell table:style-name="ce27" table:content-validation-name="val2" office:value-type="string" calcext:value-type="string" table:number-columns-spanned="2" table:number-rows-spanned="2">
            <text:p>FLUXO DE EXCEPÇÃO (1):</text:p>
          </table:table-cell>
          <table:covered-table-cell table:style-name="ce19" table:content-validation-name="val2"/>
          <table:table-cell table:style-name="ce30" table:content-validation-name="val2" office:value-type="string" calcext:value-type="string">
            <text:p>[Sistema não conseguiu obter as informações de perfil do Ator] (passo 2)</text:p>
          </table:table-cell>
          <table:table-cell table:content-validation-name="val1" table:number-columns-repeated="1020"/>
        </table:table-row>
        <table:table-row table:style-name="ro5">
          <table:table-cell table:content-validation-name="val1"/>
          <table:covered-table-cell table:style-name="ce6" table:content-validation-name="val2"/>
          <table:covered-table-cell table:style-name="ce19" table:content-validation-name="val2"/>
          <table:table-cell table:style-name="ce30" table:content-validation-name="val2" office:value-type="string" calcext:value-type="string">
            <text:p>2.1 Sistema mostra ao utilizador uma mensagem a indicar que ocorreu um erro ao obter as suas informações de perfil.</text:p>
          </table:table-cell>
          <table:table-cell table:content-validation-name="val1" table:number-columns-repeated="1020"/>
        </table:table-row>
        <table:table-row table:style-name="ro1">
          <table:table-cell table:content-validation-name="val1"/>
          <table:table-cell table:style-name="ce27" table:content-validation-name="val2" office:value-type="string" calcext:value-type="string" table:number-columns-spanned="2" table:number-rows-spanned="2">
            <text:p>FLUXO DE EXCEPÇÃO (2):</text:p>
          </table:table-cell>
          <table:covered-table-cell table:style-name="ce19" table:content-validation-name="val2"/>
          <table:table-cell table:style-name="ce30" table:content-validation-name="val2" office:value-type="string" calcext:value-type="string">
            <text:p>[Sistema não conseguiu salvar as novas informações de perfil do Ator] (passo 6)</text:p>
          </table:table-cell>
          <table:table-cell table:content-validation-name="val1" table:number-columns-repeated="1020"/>
        </table:table-row>
        <table:table-row table:style-name="ro6">
          <table:table-cell table:content-validation-name="val1"/>
          <table:covered-table-cell table:style-name="ce6" table:content-validation-name="val2"/>
          <table:covered-table-cell table:style-name="ce19" table:content-validation-name="val2"/>
          <table:table-cell table:style-name="ce30" table:content-validation-name="val2" office:value-type="string" calcext:value-type="string">
            <text:p>6.1 Sistema mostra ao utilizador uma mensagem a indicar que ocorreu um erro ao salvas as suas informações de perfil.</text:p>
          </table:table-cell>
          <table:table-cell table:content-validation-name="val1" table:number-columns-repeated="1020"/>
        </table:table-row>
        <table:table-row table:style-name="ro1" table:number-rows-repeated="4">
          <table:table-cell table:content-validation-name="val1" table:number-columns-repeated="3"/>
          <table:table-cell table:style-name="Default" table:content-validation-name="val1"/>
          <table:table-cell table:content-validation-name="val1" table:number-columns-repeated="1020"/>
        </table:table-row>
        <table:table-row table:style-name="ro1" table:number-rows-repeated="4">
          <table:table-cell table:content-validation-name="val1" table:number-columns-repeated="3"/>
          <table:table-cell table:style-name="ce33" table:content-validation-name="val1"/>
          <table:table-cell table:content-validation-name="val1" table:number-columns-repeated="1020"/>
        </table:table-row>
        <table:table-row table:style-name="ro1" table:number-rows-repeated="1048545">
          <table:table-cell table:content-validation-name="val1" table:number-columns-repeated="1024"/>
        </table:table-row>
        <table:table-row table:style-name="ro7">
          <table:table-cell table:content-validation-name="val1" table:number-columns-repeated="1024"/>
        </table:table-row>
        <table:table-row table:style-name="ro7">
          <table:table-cell table:content-validation-name="val1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8P2" style:volatile="true">
      <number:text> </number:text>
      <number:fill-character> </number:fill-character>
      <number:text>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4P0" style:volatile="true">
      <number:number number:decimal-places="0" number:min-decimal-places="0" number:min-integer-digits="1" number:grouping="true"/>
      <number:text> </number:text>
    </number:number-style>
    <number:number-style style:name="N18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4P0"/>
    </number:number-style>
    <number:date-style style:name="N17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7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6P2" style:volatile="true">
      <number:text> </number:text>
      <number:fill-character> </number:fill-character>
      <number:text>- €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time-style style:name="N144">
      <number:minutes number:style="long"/>
      <number:text>:</number:text>
      <number:seconds number:style="long"/>
    </number:time-style>
    <number:number-style style:name="N138P0" style:volatile="true">
      <number:number number:decimal-places="0" number:min-decimal-places="0" number:min-integer-digits="1" number:grouping="true"/>
      <number:text> €</number:text>
    </number:number-style>
    <number:number-style style:name="N13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8P0"/>
    </number:number-style>
    <number:currency-style style:name="N16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61P0" style:volatile="true">
      <number:number number:decimal-places="0" number:min-decimal-places="0" number:min-integer-digits="1" number:grouping="true"/>
      <number:text>   </number:text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1P0"/>
    </number:number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2P2" style:volatile="true">
      <number:text> </number:text>
      <number:fill-character> </number:fill-character>
      <number:text>-   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89">
      <number:day/>
      <number:text>-</number:text>
      <number:month number:textual="true"/>
    </number:date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date-style style:name="N128">
      <number:day/>
      <number:text>-</number:text>
      <number:month number:textual="true"/>
      <number:text>-</number:text>
      <number:year/>
    </number:date-style>
    <number:time-style style:name="N157">
      <number:hours/>
      <number:text>:</number:text>
      <number:minutes number:style="long"/>
      <number:text>:</number:text>
      <number:seconds number:style="long"/>
    </number:time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56">
      <number:hours/>
      <number:text>:</number:text>
      <number:minutes number:style="long"/>
    </number:time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8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2P0"/>
    </number:currency-style>
    <number:date-style style:name="N123">
      <number:month/>
      <number:text>/</number:text>
      <number:day/>
      <number:text>/</number:text>
      <number:year number:style="long"/>
    </number:date-style>
    <number:time-style style:name="N152">
      <number:minutes number:style="long"/>
      <number:text>:</number:text>
      <number:seconds number:style="long" number:decimal-places="1"/>
    </number:time-style>
    <number:number-style style:name="N18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1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time-style style:name="N151">
      <number:hours/>
      <number:text>:</number:text>
      <number:minutes number:style="long"/>
      <number:text> </number:text>
      <number:am-pm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time-style style:name="N15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8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60P0" style:volatile="true">
      <number:number number:decimal-places="0" number:min-decimal-places="0" number:min-integer-digits="1" number:grouping="true"/>
      <number:text>   </number:text>
    </number:number-style>
    <number:number-style style:name="N16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0P0"/>
    </number:number-style>
    <number:number-style style:name="N163P0" style:volatile="true">
      <number:number number:decimal-places="2" number:min-decimal-places="2" number:min-integer-digits="1" number:grouping="true"/>
      <number:text>   </number:text>
    </number:number-style>
    <number:number-style style:name="N16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63P0"/>
    </number:number-style>
    <number:number-style style:name="N168P0" style:volatile="true">
      <number:number number:decimal-places="2" number:min-decimal-places="2" number:min-integer-digits="1" number:grouping="true"/>
      <number:text>   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68P0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EMPLATE" style:display-name="PageStyle_TEMPLA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1-12T16:47:32.995061435</dc:date>
    <meta:generator>LibreOffice/7.3.7.2$Linux_X86_64 LibreOffice_project/30$Build-2</meta:generator>
    <meta:editing-duration>PT4H21M13S</meta:editing-duration>
    <meta:editing-cycles>50</meta:editing-cycles>
    <meta:document-statistic meta:table-count="1" meta:cell-count="27" meta:object-count="0"/>
    <meta:user-defined meta:name="AppVersion">16.0300</meta:user-defined>
  </office:meta>
</office:document-meta>
</file>